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Times New Roman" fo:font-size="66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Bo góry mogą ustąpić</text:span><text:span text:style-name="T1"><text:line-break/></text:span><text:span text:style-name="T1">i pagórki się zachwiać</text:span><text:span text:style-name="T1"><text:line-break/></text:span><text:span text:style-name="T1">Ale miłość Moja</text:span><text:span text:style-name="T1"><text:line-break/></text:span><text:span text:style-name="T1">nie odstąpi</text:span><text:span text:style-name="T1"><text:line-break/></text:span><text:span text:style-name="T1">od cieb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ref. Tak mówi Pan /x3</text:span><text:span text:style-name="T1"><text:line-break/></text:span><text:span text:style-name="T1">który kocha ciebie,</text:span><text:span text:style-name="T1"><text:line-break/></text:span><text:span text:style-name="T1">ciebie, ciebie i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2. Choćby matka,</text:span><text:span text:style-name="T1"><text:line-break/></text:span><text:span text:style-name="T1">która kocha dziecko</text:span><text:span text:style-name="T1"><text:line-break/></text:span><text:span text:style-name="T1">swego łona odrzuciła je,</text:span><text:span text:style-name="T1"><text:line-break/></text:span><text:span text:style-name="T1">To Ja Bóg Ojciec</text:span><text:span text:style-name="T1"><text:line-break/></text:span><text:span text:style-name="T1">Wszechmogący</text:span><text:span text:style-name="T1"><text:line-break/></text:span><text:span text:style-name="T1">nigdy, nigdy,</text:span><text:span text:style-name="T1"><text:line-break/></text:span><text:span text:style-name="T1">nie opuszczę ci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ref. Tak mówi Pan /x3</text:span><text:span text:style-name="T1"><text:line-break/></text:span><text:span text:style-name="T1">który kocha ciebie,</text:span><text:span text:style-name="T1"><text:line-break/></text:span><text:span text:style-name="T1">ciebie, ciebie i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3. Bóg kocha cię,</text:span><text:span text:style-name="T1"><text:line-break/></text:span><text:span text:style-name="T1">osobiście,</text:span><text:span text:style-name="T1"><text:line-break/></text:span><text:span text:style-name="T1">bezwarunkowo</text:span><text:span text:style-name="T1"><text:line-break/></text:span><text:span text:style-name="T1">kocha cię. Bóg</text:span><text:span text:style-name="T1"><text:line-break/></text:span><text:span text:style-name="T1">kocha cię miłością</text:span><text:span text:style-name="T1"><text:line-break/></text:span><text:span text:style-name="T1">ojca, dlatego, że jesteś Jego dzieckiem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ref. Tak mówi Pan /x3</text:span><text:span text:style-name="T1"><text:line-break/></text:span><text:span text:style-name="T1">który kocha ciebie,</text:span><text:span text:style-name="T1"><text:line-break/></text:span><text:span text:style-name="T1">ciebie, ciebie i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19T17:23:48</meta:creation-date>
    <dc:date>2015-05-27T21:30:56.745000000</dc:date>
    <dc:language>pl-PL</dc:language>
    <meta:editing-cycles>22</meta:editing-cycles>
    <meta:editing-duration>PT21M32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